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2000000020FFF6DD36ADEE00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17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line-through-style="none" style:text-line-through-type="none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3.9cm" svg:x="1.5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1cm" svg:height="3.9cm" svg:x="1.5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8cm" svg:y1="5.6cm" svg:x2="2.8cm" svg:y2="1.7cm">
          <text:p/>
        </draw:line>
        <draw:frame draw:style-name="gr3" draw:text-style-name="P3" draw:layer="layout" svg:width="0.502cm" svg:height="1.187cm" svg:x="1.9cm" svg:y="2.2cm">
          <draw:text-box>
            <text:p/>
          </draw:text-box>
        </draw:frame>
        <draw:custom-shape draw:style-name="gr4" draw:text-style-name="P5" draw:layer="layout" svg:width="3.9cm" svg:height="1.4cm" draw:transform="rotate (1.5707963267949) translate (1.5cm 5.6cm)">
          <text:p text:style-name="P4"><text:span text:style-name="T1">BitLocker hea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0.8cm 5.6cm)">
          <text:p text:style-name="P4"><text:span text:style-name="T1">FVE metadata #2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5.5cm 5.6cm)">
          <text:p text:style-name="P4"><text:span text:style-name="T1">FVE metadata #3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5.3cm 5.6cm)">
          <text:p text:style-name="P4"><text:span text:style-name="T1">FVE metadata #1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6.7cm 5.6cm)">
          <text:p text:style-name="P4"><text:span text:style-name="T1">NTFS hea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5" draw:text-style-name="P2" draw:layer="layout" svg:width="0.846cm" svg:height="0.846cm" svg:x="3.654cm" svg:y="3.2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8.9cm" svg:y="3.193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13.4cm" svg:y="3.207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17.807cm" svg:y="3.193cm">
          <draw:image xlink:href="Pictures/100002010000002000000020FFF6DD36ADEE0066.png" xlink:type="simple" xlink:show="embed" xlink:actuate="onLoad" loext:mime-type="image/png">
            <text:p/>
          </draw:image>
        </draw:frame>
        <draw:line draw:style-name="gr2" draw:text-style-name="P2" draw:layer="layout" svg:x1="2.8cm" svg:y1="11.8cm" svg:x2="2.8cm" svg:y2="7.9cm">
          <text:p/>
        </draw:line>
        <draw:frame draw:style-name="gr3" draw:text-style-name="P3" draw:layer="layout" svg:width="0.502cm" svg:height="1.187cm" svg:x="1.9cm" svg:y="8.4cm">
          <draw:text-box>
            <text:p/>
          </draw:text-box>
        </draw:frame>
        <draw:custom-shape draw:style-name="gr4" draw:text-style-name="P5" draw:layer="layout" svg:width="3.9cm" svg:height="1.4cm" draw:transform="rotate (1.5707963267949) translate (1.5cm 11.8cm)">
          <text:p text:style-name="P4"><text:span text:style-name="T1">LUKS hea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2.9cm 11.8cm)">
          <text:p text:style-name="P4"><text:span text:style-name="T1">K</text:span><text:span text:style-name="T1">e</text:span><text:span text:style-name="T1">y</text:span><text:span text:style-name="T1">s</text:span><text:span text:style-name="T1">l</text:span><text:span text:style-name="T1">o</text:span><text:span text:style-name="T1">t</text:span><text:span text:style-name="T1">s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5" draw:text-style-name="P2" draw:layer="layout" svg:width="0.846cm" svg:height="0.846cm" svg:x="10.7cm" svg:y="9.5cm">
          <draw:image xlink:href="Pictures/100002010000002000000020FFF6DD36ADEE006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4-04T20:27:38.547037052</meta:creation-date>
    <dc:date>2020-01-24T20:51:07.649263958</dc:date>
    <meta:editing-duration>PT12M21S</meta:editing-duration>
    <meta:editing-cycles>4</meta:editing-cycles>
    <meta:generator>LibreOffice/6.3.3.2.0$Linux_X86_64 LibreOffice_project/30$Build-2</meta:generator>
    <meta:document-statistic meta:object-count="18"/>
  </office:meta>
</office:document-meta>
</file>